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style="italic" fo:font-weight="bold"/>
    </style:style>
    <style:style style:name="T1" style:family="text">
      <style:text-properties fo:font-size="16pt" style:text-underline-style="solid" style:text-underline-width="auto" style:text-underline-color="font-color" fo:font-weight="bold"/>
    </style:style>
    <style:style style:name="T2" style:family="text">
      <style:text-properties fo:font-size="14pt" fo:font-style="italic"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ext:tab/><text:tab/><text:tab/><text:tab/><text:tab/><text:span text:style-name="T1">PAGINACIÓN</text:span></text:p>
      <text:p text:style-name="Standard"/>
      <text:p text:style-name="Standard"><text:tab/>Para considerar la paginación, hay que tener en cuenta el diseño de la web. Solo hay un index.php, en el cual se muestra el head, la sección principal 'id contenedor' donde estará todo el contenido principal de la web y el footer. La cabecera y el pie no cambian casi nunca, son elementos formados con peticiones JSON y montados los elementos HTML con JAVASCRIPT o principalmente JQUERY. </text:p>
      <text:p text:style-name="Standard"><text:tab/>Lo importante a considerar es que cualquier sección “hogar, moda, vehículos etc, etc más si lo hubiese cualquier subsección como por ejemplo vehículos-&gt;coches, o moda-&gt;ropa etc, etc” se montara su HTML, CSS y parte de programación en el <text:s/>' id contenedor' de index.php. Todo ello realizado con peticiones JSON y usando en la mayoría de casos las URLS como indice o guía para mostrar los datos correctos.</text:p>
      <text:p text:style-name="Standard"/>
      <text:p text:style-name="Standard"><text:tab/>Hay un script <text:s/>principal que hacen de intermediaria entre las distintas secciones que hay en la web <text:s/>con las vista finales donde se muestra la información. Este script se llama paginacion.js y el script encargado de mostrar la información en sí, es mostrarPost.js. Este script carga todo el contenido en index.php en el id 'contenedor'.</text:p>
      <text:p text:style-name="Standard"/>
      <text:p text:style-name="Standard"><text:tab/>Teniendo claro como ordenar y organizar las peticiones JSON es casi un juego poder mostrar en un 'section' HTML <text:s/>contenido muy variado. Ejemplo de peticiones:</text:p>
      <text:p text:style-name="Standard"/>
      <text:p text:style-name="Standard"><text:tab/>“En esta petición indicamos <text:s/>PPS =&gt; peticion post, osea un post genérico sin sección concreta, <text:s/>he inicio = 0, osea mostrara desde la posición 0 devuelta por la consulta SQL. Más tarde veremos el páginado”</text:p>
      <text:p text:style-name="Standard"/>
      <text:p text:style-name="Standard"><text:tab/>opcion=PPS&amp;inicio=0</text:p>
      <text:p text:style-name="Standard"/>
      <text:p text:style-name="Standard"><text:tab/>“En esta petición indicamos que la sección sea Moda,la subsección Ropa y que mostrara desde la posición devuelta 45 de la SQL. Por ejemplo este el caso de que alguien elija la sección 'moda' en el menú horizontal y luego busque una subsección llamada 'ropa' ”</text:p>
      <text:p text:style-name="Standard"/>
      <text:p text:style-name="Standard"><text:tab/>opcion=PModa&amp;subseccion=Ropa&amp;inicio=45 </text:p>
      <text:p text:style-name="Standard"/>
      <text:p text:style-name="Standard"><text:tab/>Como podemos ver, organizando bien las peticiones JSON <text:s/>es bastante sencillo tanto paginar como mostrar mucho y diferente tipo de información sin estar navegando entre distintas páginas HTML. </text:p>
      <text:p text:style-name="Standard"/>
      <text:p text:style-name="Standard"><text:tab/>Aquí podemos ver una repuesta JSON de una petición en la que pedimos todos los 'posts' que contengan en palabras buscadas por la gente la palabra 'luz': </text:p>
      <text:p text:style-name="Standard"/>
      <text:p text:style-name="Standard"><text:tab/>Petición =&gt; opcion=ENCONTRADO&amp;ENCONTRAR=luz&amp;tabla=busco&amp;inicio=0</text:p>
      <text:p text:style-name="Standard"/>
      <text:p text:style-name="Standard"><text:tab/>JSON nos devuelve un array multidimensional, donde el primer array es el total de post encontrados para poder paginar y el segundo la información pedida.</text:p>
      <text:p text:style-name="Standard"/>
      <text:p text:style-name="Standard"><text:tab/>[{"totalRows":{"totalRows":"2","0":"2"}},{"nick":"carlos","0":"carlos","provincia":"Desconocido","1":"Desconocido","fecha":"18-04-2017","2":"18-04-2017","titulo":"prueba busquedas con mismas palabras","3":"prueba busquedas con mismas palabras"},]</text:p>
      <text:p text:style-name="Standard"/>
      <text:p text:style-name="Standard"><text:soft-page-break/></text:p>
      <text:p text:style-name="Standard"/>
      <text:p text:style-name="Standard"><text:s/><text:tab/>Veamos estos scripts como funcionan y que métodos y variables los componen.</text:p>
      <text:p text:style-name="Standard"/>
      <text:p text:style-name="Standard"><text:tab/><text:span text:style-name="T2">Empezemos por principal.js :</text:span></text:p>
      <text:p text:style-name="Standard"><text:span text:style-name="T2"/></text:p>
      <text:p text:style-name="Standard"><text:span text:style-name="T2"><text:tab/></text:span>Creamos una serie de variables comprobando que no hay ya una instancia de ellas, sino </text:p>
      <text:p text:style-name="Standard">el valor de esta se sobreescribiría, y eso en este punto no lo queremos.</text:p>
      <text:p text:style-name="Standard"/>
      <text:p text:style-name="Standard"><text:tab/>Iniciamos la variable inicio a 0. Inicio se utiliza en paginación, es la encargada de cuando hacemos una petición indicar desde donde empezar a recuperar los datos. Por ejemplo, si hay 200 posts de una sección, y inicio 0, empezara desde el id 200. Si inicio es 150, recuperara desde el id 150 en adelante. Esta variable se va modificando con una lista de &lt;li&gt; que hay al final del section contenedor, que sus valores empiezan en 0 al 9, del 10 al 19, etc etc.</text:p>
      <text:p text:style-name="Standard"/>
      <text:p text:style-name="Standard"><text:tab/>Cuando el usuario pincha en uno de estos &lt;li&gt; recuperamos su valor HTML y es el que le va dando valor a inicio. De esta manera más una constante PHP llamado PAGE_SIZE podemos mostrar un rango de post concreta. Si PAGE_SIZE tiene un valor de 5, he inicio tienen un valor de 15, recuperara del 5 posts, desde la posición 15 a la 20.</text:p>
      <text:p text:style-name="Standard"/>
      <text:p text:style-name="Standard"><text:tab/>Esto lo hacemos con esta select:</text:p>
      <text:p text:style-name="Standard"/>
      <text:p text:style-name="Standard"><text:tab/> "SELECT SQL_CALC_FOUND_ROWS idPost FROM post <text:s/>ORDER BY idPost DESC LIMIT :startRow, :numRows";</text:p>
      <text:p text:style-name="Standard"/>
      <text:p text:style-name="Standard"><text:tab/> $stmBus-&gt;bindValue(":startRow", $inicio, PDO::PARAM_INT);</text:p>
      <text:p text:style-name="Standard"><text:s text:c="13"/>$stmBus-&gt;bindValue(":numRows", PAGE_SIZE, PDO::PARAM_INT); </text:p>
      <text:p text:style-name="Standard"/>
      <text:p text:style-name="Standard"><text:tab/>Como se puede apreciar también recuperamos el número total de posts.</text:p>
      <text:p text:style-name="Standard"/>
      <text:p text:style-name="Standard"><text:tab/>Importante también es este array JAVASCRIPT:</text:p>
      <text:p text:style-name="Standard"/>
      <text:p text:style-name="Standard">if(typeof(jsonVolver) === "undefined"){ jsonVolver = ["PPS",'''',"opcion=PPS&amp;inicio="+inicio, '','','',vistaIndependiente]; };</text:p>
      <text:p text:style-name="Standard"/>
      <text:p text:style-name="Standard"><text:tab/>Como se ve tiene 7 elementos, en los cuales iremos declarando y modificando variables para tanto paginar como para tener una URL con una <text:s/>posición exacta. <text:s/>De esta manera, por ejemplo si un usuario esta en una sección concreta y busca algo en el buscador, y luego quiere volver a donde estaba, tenemos una URL donde devolverle. Ejemplo, si un usuario esta en la pagina principal en la posicion 16, en la 3º posicion del array jsonVolver almacenaremos:</text:p>
      <text:p text:style-name="Standard"/>
      <text:p text:style-name="Standard"><text:tab/></text:p>
      <text:p text:style-name="Standard"><text:s/></text:p>
      <text:p text:style-name="Standard"/>
      <text:p text:style-name="P1"/>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neira</meta:initial-creator>
    <meta:creation-date>2017-04-27T16:06:35.58</meta:creation-date>
    <dc:date>2017-05-01T13:38:44.81</dc:date>
    <dc:creator>carlos neira</dc:creator>
    <meta:editing-duration>PT1H19M43S</meta:editing-duration>
    <meta:editing-cycles>10</meta:editing-cycles>
    <meta:generator>OpenOffice/4.1.2$Win32 OpenOffice.org_project/412m3$Build-9782</meta:generator>
    <meta:document-statistic meta:table-count="0" meta:image-count="0" meta:object-count="0" meta:page-count="2" meta:paragraph-count="30" meta:word-count="712" meta:character-count="4653"/>
  </office:meta>
</office:document-meta>
</file>